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2.9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チューニング方法</text:p>
          </table:table-cell>
          <table:table-cell office:value-type="string" calcext:value-type="string">
            <text:p>想定効果</text:p>
          </table:table-cell>
          <table:table-cell office:value-type="string" calcext:value-type="string">
            <text:p>動く人</text:p>
          </table:table-cell>
          <table:table-cell office:value-type="string" calcext:value-type="string">
            <text:p>想定費用</text:p>
          </table:table-cell>
          <table:table-cell office:value-type="string" calcext:value-type="string">
            <text:p>費用対効果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プログラム的な対応(カーソルループの廃止など)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等価なSQLへの書き換え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○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ヒント文の追加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○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インデックス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◎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ビューの実体化(オラクルで言うマテビュー)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  <table:table-cell office:value-type="string" calcext:value-type="string">
            <text:p>評価でき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パーティショニング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  <table:table-cell office:value-type="string" calcext:value-type="string">
            <text:p>評価でき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リードレプリカ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  <table:table-cell office:value-type="string" calcext:value-type="string">
            <text:p>評価でき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パラメータ変更(キャッシュサイズ調整、ファイルの分散配置、パラレル度調整、etc.)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インフラ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ハードウェア増強(メモリ、CPU、I/O)</text:p>
          </table:table-cell>
          <table:table-cell office:value-type="string" calcext:value-type="string">
            <text:p>不明</text:p>
            <text:p>よくて中</text:p>
          </table:table-cell>
          <table:table-cell office:value-type="string" calcext:value-type="string">
            <text:p>インフラ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△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全=アプリ、インフラ、ミドル、チューナー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00/00/00</text:date>, <text:time style:data-style-name="N2" text:time-value="18:43:19.8532350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12:35.786265007</meta:creation-date>
    <dc:date>2018-05-24T19:03:34.162217518</dc:date>
    <meta:editing-duration>PT31M36S</meta:editing-duration>
    <meta:editing-cycles>8</meta:editing-cycles>
    <meta:generator>LibreOffice/5.1.6.2$Linux_X86_64 LibreOffice_project/10m0$Build-2</meta:generator>
    <meta:document-statistic meta:table-count="1" meta:cell-count="51" meta:object-count="0"/>
  </office:meta>
</office:document-meta>
</file>